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(base) rmdstic@rmdstic-OptiPlex-3010:~$ ./a.out</text:p>
      <text:p text:style-name="Standard">Enter Prefix Expression *-A/BC-/AKL</text:p>
      <text:p text:style-name="Standard"/>
      <text:p text:style-name="Standard">Stack</text:p>
      <text:p text:style-name="Standard"/>
      <text:p text:style-name="Standard"><text:s/>| A | B | C | / | - | A | K | / | L | - | *</text:p>
      <text:p text:style-name="Standard"/>
      <text:p text:style-name="Standard">Deleting Node A</text:p>
      <text:p text:style-name="Standard"/>
      <text:p text:style-name="Standard">Deleting Node B</text:p>
      <text:p text:style-name="Standard"/>
      <text:p text:style-name="Standard">Deleting Node C</text:p>
      <text:p text:style-name="Standard"/>
      <text:p text:style-name="Standard">Deleting Node /</text:p>
      <text:p text:style-name="Standard"/>
      <text:p text:style-name="Standard">Deleting Node -</text:p>
      <text:p text:style-name="Standard"/>
      <text:p text:style-name="Standard">Deleting Node A</text:p>
      <text:p text:style-name="Standard"/>
      <text:p text:style-name="Standard">Deleting Node K</text:p>
      <text:p text:style-name="Standard"/>
      <text:p text:style-name="Standard">Deleting Node /</text:p>
      <text:p text:style-name="Standard"/>
      <text:p text:style-name="Standard">Deleting Node L</text:p>
      <text:p text:style-name="Standard"/>
      <text:p text:style-name="Standard">Deleting Node -</text:p>
      <text:p text:style-name="Standard"/>
      <text:p text:style-name="Standard">Deleting Node *</text:p>
      <text:p text:style-name="Standard"/>
      <text:p text:style-name="Standard">Original Expression *-A/BC-/AK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7T16:00:16.826007783</meta:creation-date>
    <dc:date>2024-02-27T16:00:38.244994288</dc:date>
    <meta:editing-duration>PT22S</meta:editing-duration>
    <meta:editing-cycles>1</meta:editing-cycles>
    <meta:document-statistic meta:table-count="0" meta:image-count="0" meta:object-count="0" meta:page-count="1" meta:paragraph-count="16" meta:word-count="66" meta:character-count="327" meta:non-whitespace-character-count="276"/>
    <meta:generator>LibreOffice/6.4.7.2$Linux_X86_64 LibreOffice_project/40$Build-2</meta:generator>
  </office:meta>
</office:document-meta>
</file>